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0800000008DD0ADA2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bitmap" draw:fill-color="#000000" draw:fill-image-name="Empty" draw:opacity="0%" fo:min-height="2.76cm" draw:shadow-opacity="0%"/>
    </style:style>
    <style:style style:name="gr2" style:family="graphic" style:parent-style-name="objectwithoutfill">
      <style:graphic-properties draw:marker-start="" draw:fill="none" draw:textarea-vertical-align="middle"/>
    </style:style>
    <style:style style:name="gr3" style:family="graphic" style:parent-style-name="objectwithoutfill">
      <style:graphic-properties draw:fill="none" draw:textarea-vertical-align="botto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shrink-to-fit" fo:min-height="0.55cm" fo:min-width="3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3.2cm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gr7" style:family="graphic" style:parent-style-name="standard">
      <style:graphic-properties draw:stroke="none" draw:fill="bitmap" draw:fill-color="#000000" draw:fill-image-name="Empty" draw:opacity="0%" fo:min-height="2.46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family="'Lucida Console'" style:font-style-name="Regular" style:font-family-generic="modern" style:font-pitch="fixed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8pt" style:font-size-complex="18pt"/>
    </style:style>
    <style:style style:name="T1" style:family="text">
      <style:text-properties fo:color="#000096" style:text-outline="false" style:text-line-through-style="none" fo:font-family="'Lucida Console'" style:font-style-name="Regular" style:font-family-generic="modern" style:font-pitch="fixed" fo:font-size="10pt" fo:font-style="normal" fo:text-shadow="none" style:text-underline-style="none" fo:font-weight="normal" style:letter-kerning="true" style:font-family-asian="'MS PGothic'" style:font-family-generic-asian="system" style:font-pitch-asian="variable" style:font-size-asian="10pt" style:font-style-asian="normal" style:font-weight-asian="normal" style:font-family-complex="Vrind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5844c" style:text-outline="false" style:text-line-through-style="none" fo:font-family="'Lucida Console'" style:font-style-name="Regular" style:font-family-generic="modern" style:font-pitch="fixed" fo:font-size="10pt" fo:font-style="normal" fo:text-shadow="none" style:text-underline-style="none" fo:font-weight="normal" style:letter-kerning="true" style:font-family-asian="'MS PGothic'" style:font-family-generic-asian="system" style:font-pitch-asian="variable" style:font-size-asian="10pt" style:font-style-asian="normal" style:font-weight-asian="normal" style:font-family-complex="Vrind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'Lucida Console'" style:font-style-name="Regular" style:font-family-generic="modern" style:font-pitch="fixed" fo:font-size="10pt" fo:font-style="normal" fo:text-shadow="none" style:text-underline-style="none" fo:font-weight="normal" style:letter-kerning="true" style:font-family-asian="'MS PGothic'" style:font-family-generic-asian="system" style:font-pitch-asian="variable" style:font-size-asian="10pt" style:font-style-asian="normal" style:font-weight-asian="normal" style:font-family-complex="Vrind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8040" style:text-outline="false" style:text-line-through-style="none" fo:font-family="'Lucida Console'" style:font-style-name="Regular" style:font-family-generic="modern" style:font-pitch="fixed" fo:font-size="10pt" fo:font-style="normal" fo:text-shadow="none" style:text-underline-style="none" fo:font-weight="normal" style:letter-kerning="true" style:font-family-asian="'MS PGothic'" style:font-family-generic-asian="system" style:font-pitch-asian="variable" style:font-size-asian="10pt" style:font-style-asian="normal" style:font-weight-asian="normal" style:font-family-complex="Vrind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993300" style:text-outline="false" style:text-line-through-style="none" fo:font-family="'Lucida Console'" style:font-style-name="Regular" style:font-family-generic="modern" style:font-pitch="fixed" fo:font-size="10pt" fo:font-style="normal" fo:text-shadow="none" style:text-underline-style="none" fo:font-weight="normal" style:letter-kerning="true" style:font-family-asian="'MS PGothic'" style:font-family-generic-asian="system" style:font-pitch-asian="variable" style:font-size-asian="10pt" style:font-style-asian="normal" style:font-weight-asian="normal" style:font-family-complex="Vrind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5844c" fo:font-family="'Lucida Console'" style:font-style-name="Regular" style:font-family-generic="modern" style:font-pitch="fixed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7cm" svg:height="3.059cm" svg:x="5.1cm" svg:y="0.741cm">
          <draw:text-box>
            <text:p text:style-name="P1"><text:span text:style-name="T1">&lt;gsmlga:GeologicEvent</text:span><text:span text:style-name="T2"> ...</text:span><text:span text:style-name="T1">&gt;</text:span><text:span text:style-name="T3"><text:line-break/></text:span><text:span text:style-name="T3"> <text:s/>...</text:span><text:span text:style-name="T3"><text:line-break/></text:span><text:span text:style-name="T3"> <text:s/></text:span><text:span text:style-name="T1">&lt;gsmlga:eventProcess</text:span></text:p>
            <text:p><text:span text:style-name="T1"><text:s text:c="4"/></text:span><text:span text:style-name="T2">xlink:href</text:span><text:span text:style-name="T4">=</text:span><text:span text:style-name="T5">"</text:span><text:span text:style-name="T5"><text:a xlink:href="http://resource.geosciml.org/classifier/cgi/eventprocess/0041">http://resource.geosciml.org/classifier/cgi/eventprocess/0041</text:a></text:span><text:span text:style-name="T5">"</text:span></text:p>
            <text:p><text:span text:style-name="T5"><text:s text:c="4"/></text:span><text:span text:style-name="T6">xlink:title</text:span><text:span text:style-name="T5">=</text:span><text:span text:style-name="T5">"intrusion"/</text:span><text:span text:style-name="T1">&gt;</text:span><text:span text:style-name="T3"><text:line-break/></text:span><text:span text:style-name="T3"> <text:s/>...</text:span><text:span text:style-name="T3"><text:line-break/></text:span><text:span text:style-name="T1">&lt;/gsmlga:GeologicEvent&gt;</text:span></text:p>
          </draw:text-box>
        </draw:frame>
        <draw:g>
          <draw:rect draw:style-name="gr2" draw:text-style-name="P3" draw:layer="layout" svg:width="4.3cm" svg:height="2.9cm" svg:x="0.2cm" svg:y="0.2cm">
            <text:p/>
          </draw:rect>
          <draw:line draw:style-name="gr3" draw:text-style-name="P3" draw:layer="layout" svg:x1="0.2cm" svg:y1="1cm" svg:x2="4.5cm" svg:y2="1cm">
            <text:p/>
          </draw:line>
          <draw:frame draw:style-name="gr4" draw:text-style-name="P4" draw:layer="layout" svg:width="4.3cm" svg:height="0.8cm" svg:x="0.2cm" svg:y="0.2cm">
            <draw:text-box>
              <text:p><text:span text:style-name="T7">geol_event</text:span></text:p>
            </draw:text-box>
          </draw:frame>
          <draw:frame draw:style-name="gr5" draw:text-style-name="P4" draw:layer="layout" svg:width="4.3cm" svg:height="1.2cm" svg:x="0.2cm" svg:y="1cm">
            <draw:text-box>
              <text:p><text:span text:style-name="T7">process_uri</text:span></text:p>
              <text:p><text:span text:style-name="T7">process_title</text:span></text:p>
            </draw:text-box>
          </draw:frame>
        </draw:g>
        <draw:line draw:style-name="gr6" draw:text-style-name="P3" draw:layer="layout" svg:x1="3.3cm" svg:y1="0.6cm" svg:x2="5.2cm" svg:y2="1cm">
          <text:p/>
        </draw:line>
        <draw:line draw:style-name="gr6" draw:text-style-name="P3" draw:layer="layout" svg:x1="2.4cm" svg:y1="1.3cm" svg:x2="6cm" svg:y2="2.1cm">
          <text:p/>
        </draw:line>
        <draw:line draw:style-name="gr6" draw:text-style-name="P3" draw:layer="layout" svg:x1="2.6cm" svg:y1="1.7cm" svg:x2="6cm" svg:y2="2.8cm">
          <text:p/>
        </draw:line>
        <draw:frame draw:style-name="gr7" draw:text-style-name="P2" draw:layer="layout" svg:width="13.7cm" svg:height="2.71cm" svg:x="5.1cm" svg:y="4.49cm">
          <draw:text-box>
            <text:p text:style-name="P1"><text:span text:style-name="T1">&lt;gsmlga:GeologicEvent</text:span><text:span text:style-name="T2"> ...</text:span><text:span text:style-name="T1">&gt;</text:span><text:span text:style-name="T3"><text:line-break/></text:span><text:span text:style-name="T3"> <text:s/>...</text:span><text:span text:style-name="T3"><text:line-break/></text:span><text:span text:style-name="T3"> <text:s/></text:span><text:span text:style-name="T1">&lt;gsmlga:eventProcess</text:span></text:p>
            <text:p><text:span text:style-name="T1"><text:s text:c="4"/></text:span><text:span text:style-name="T2">xsi:nil</text:span><text:span text:style-name="T4">=</text:span><text:span text:style-name="T5">"true"</text:span></text:p>
            <text:p><text:span text:style-name="T5"><text:s text:c="4"/></text:span><text:span text:style-name="T6">xlink:title</text:span><text:span text:style-name="T5">=</text:span><text:span text:style-name="T5">"intrusion"/</text:span><text:span text:style-name="T1">&gt;</text:span><text:span text:style-name="T3"><text:line-break/></text:span><text:span text:style-name="T3"> <text:s/>...</text:span><text:span text:style-name="T3"><text:line-break/></text:span><text:span text:style-name="T1">&lt;/gsmlga:GeologicEvent&gt;</text:span></text:p>
          </draw:text-box>
        </draw:frame>
        <draw:frame draw:style-name="gr8" draw:text-style-name="P5" draw:layer="layout" svg:width="7.043cm" svg:height="0.725cm" svg:x="5.1cm" svg:y="0.2cm">
          <draw:text-box>
            <text:p text:style-name="P5"><text:span text:style-name="T8">If process_uri and title have values</text:span></text:p>
          </draw:text-box>
        </draw:frame>
        <draw:frame draw:style-name="gr8" draw:text-style-name="P5" draw:layer="layout" svg:width="6.175cm" svg:height="0.725cm" svg:x="5.1cm" svg:y="3.901cm">
          <draw:text-box>
            <text:p text:style-name="P5"><text:span text:style-name="T8">If process_uri and title are nu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bn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Vrind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30T10:05:19.12</meta:creation-date>
    <dc:date>2013-10-31T13:06:25.75</dc:date>
    <meta:editing-duration>PT2H50M49S</meta:editing-duration>
    <meta:editing-cycles>15</meta:editing-cycles>
    <meta:generator>LibreOffice/3.5$Windows_x86 LibreOffice_project/7122e39-92ed229-498d286-15e43b4-d70da21</meta:generator>
    <meta:document-statistic meta:object-count="12"/>
  </office:meta>
</office:document-meta>
</file>